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Glossy-title">
      <style:graphic-properties draw:fill-color="#ffffff" draw:auto-grow-height="true" fo:min-height="3.507cm"/>
    </style:style>
    <style:style style:name="pr2" style:family="presentation" style:parent-style-name="Glossy-title" style:list-style-name="L3">
      <style:graphic-properties draw:fill-color="#ffffff" draw:auto-grow-height="true" fo:min-height="3.507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title">
      <style:graphic-properties draw:fill-color="#ffffff" fo:min-height="3.256cm"/>
    </style:style>
    <style:style style:name="pr5" style:family="presentation" style:parent-style-name="Glossy-outline1">
      <style:graphic-properties draw:fill-color="#ffffff" fo:min-height="13.609cm"/>
    </style:style>
    <style:style style:name="pr6" style:family="presentation" style:parent-style-name="Glossy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fo:color="#000000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align="start" text:enable-numbering="true" fo:text-indent="0cm"/>
      <style:text-properties fo:color="#000000" fo:font-size="22pt" style:font-size-asian="22pt" style:font-size-complex="22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2.4cm" fo:margin-right="0cm" fo:text-indent="-0.8cm"/>
    </style:style>
    <style:style style:name="P10" style:family="paragraph">
      <style:paragraph-properties fo:margin-left="3.6cm" fo:margin-right="0cm" fo:text-indent="-0.6cm"/>
    </style:style>
    <style:style style:name="P11" style:family="paragraph">
      <style:paragraph-properties fo:margin-left="1.2cm" fo:margin-right="0cm" fo:text-indent="-0.9cm"/>
      <style:text-properties fo:font-size="15pt" style:font-size-asian="15pt" style:font-size-complex="15pt"/>
    </style:style>
    <style:style style:name="T1" style:family="text">
      <style:text-properties fo:color="#000000"/>
    </style:style>
    <style:style style:name="T2" style:family="text">
      <style:text-properties fo:color="#000000" fo:font-size="22pt" style:font-size-asian="22pt" style:font-size-complex="22pt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text-shadow="1pt 1pt" style:text-underline-style="solid" style:text-underline-width="auto" style:text-underline-color="font-color"/>
    </style:style>
    <style:style style:name="T5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bullet text:level="1" text:bullet-char=""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>
        <office:forms form:automatic-focus="false" form:apply-design-mode="false"/>
        <draw:frame presentation:style-name="pr1" draw:text-style-name="P2" draw:layer="layout" svg:width="25.199cm" svg:height="4.005cm" svg:x="1.301cm" svg:y="8.995cm" presentation:class="title" presentation:user-transformed="true">
          <draw:text-box>
            <text:p text:style-name="P1"><text:span text:style-name="T1">De la qualité dans un projet</text:span><text:span text:style-name="T1"><text:line-break/></text:span><text:span text:style-name="T1">en Python</text:span></text:p>
          </draw:text-box>
        </draw:frame>
        <draw:frame presentation:style-name="pr2" draw:text-style-name="P4" draw:layer="layout" svg:width="25.199cm" svg:height="3.507cm" svg:x="1.301cm" svg:y="16.244cm" presentation:class="title" presentation:user-transformed="true">
          <draw:text-box>
            <text:p text:style-name="P3"><text:span text:style-name="T2">Auteur : Carl Chenet</text:span><text:span text:style-name="T2"><text:line-break/></text:span><text:span text:style-name="T2">Durée : 25 minute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>
        <office:forms form:automatic-focus="false" form:apply-design-mode="false"/>
        <draw:frame presentation:style-name="pr1" draw:text-style-name="P2" draw:layer="layout" svg:width="25.199cm" svg:height="3.507cm" svg:x="1.301cm" svg:y="9.244cm" presentation:class="title" presentation:user-transformed="true">
          <draw:text-box>
            <text:p text:style-name="P1"><text:span text:style-name="T1">Naissance du projet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>
          <draw:text-box>
            <text:p text:style-name="P7">Le besoin et l'existant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Administrer un parc de 2000 serveu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>
          <draw:text-box>
            <text:p text:style-name="P7">Le besoin et l'existant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Administrer un parc de 2000 serveurs</text:p>
              </text:list-item>
            </text:list>
            <text:list text:style-name="L2">
              <text:list-item>
                <text:p text:style-name="P8">Pas d’administration centralisé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>
          <draw:text-box>
            <text:p text:style-name="P7">Le besoin et l'existant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Administrer un parc de 2000 serveurs</text:p>
              </text:list-item>
            </text:list>
            <text:list text:style-name="L2">
              <text:list-item>
                <text:p text:style-name="P8">Pas d’administration centralisée</text:p>
              </text:list-item>
            </text:list>
            <text:list text:style-name="L2">
              <text:list-item>
                <text:p text:style-name="P8">Trop d’équipes proje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>
          <draw:text-box>
            <text:p text:style-name="P7">Le besoin et l'existant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Administrer un parc de 2000 serveurs</text:p>
              </text:list-item>
            </text:list>
            <text:list text:style-name="L2">
              <text:list-item>
                <text:p text:style-name="P8">Pas d’administration centralisée</text:p>
              </text:list-item>
            </text:list>
            <text:list text:style-name="L2">
              <text:list-item>
                <text:p text:style-name="P8">Trop d’équipes projets</text:p>
              </text:list-item>
            </text:list>
            <text:list text:style-name="L2">
              <text:list-item>
                <text:p text:style-name="P8">Le parc bouge tout le temp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>
          <draw:text-box>
            <text:p text:style-name="P7">Un script ne suffit plus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Gérer les cas spéciaux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>
          <draw:text-box>
            <text:p text:style-name="P7">Un script ne suffit plus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Gérer les cas spéciaux</text:p>
              </text:list-item>
            </text:list>
            <text:list text:style-name="L2">
              <text:list-item>
                <text:p text:style-name="P8">Comportement généralisab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>
          <draw:text-box>
            <text:p text:style-name="P7">Le choix du langage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Vous êtes le développeu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>
          <draw:text-box>
            <text:p text:style-name="P7">Le choix du langage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Vous êtes le développeur</text:p>
              </text:list-item>
            </text:list>
            <text:list text:style-name="L2">
              <text:list-item>
                <text:p text:style-name="P8">Certains langages s’impos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>
          <draw:text-box>
            <text:p text:style-name="P7">Le choix du langage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Vous êtes le développeur</text:p>
              </text:list-item>
            </text:list>
            <text:list text:style-name="L2">
              <text:list-item>
                <text:p text:style-name="P8">Certains langages s’imposent</text:p>
              </text:list-item>
            </text:list>
            <text:list text:style-name="L2">
              <text:list-item>
                <text:list>
                  <text:list-item>
                    <text:p text:style-name="P9">Besoin de perfs : langage 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>
          <draw:text-box>
            <text:p text:style-name="P7">Pourquoi Python ?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Python présent en installation minima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>
          <draw:text-box>
            <text:p text:style-name="P7">Pourquoi Python ?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Python présent en installation minimale</text:p>
              </text:list-item>
            </text:list>
            <text:list text:style-name="L2">
              <text:list-item>
                <text:p text:style-name="P8">Robustesse de la bibliothèque de ba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>
          <draw:text-box>
            <text:p text:style-name="P7">Pourquoi Python ?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Python présent en installation minimale</text:p>
              </text:list-item>
            </text:list>
            <text:list text:style-name="L2">
              <text:list-item>
                <text:p text:style-name="P8">Robustesse de la bibliothèque de base</text:p>
              </text:list-item>
            </text:list>
            <text:list text:style-name="L2">
              <text:list-item>
                <text:p text:style-name="P8">Portab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>
          <draw:text-box>
            <text:p text:style-name="P7">Pourquoi Python ?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Python présent en installation minimale</text:p>
              </text:list-item>
            </text:list>
            <text:list text:style-name="L2">
              <text:list-item>
                <text:p text:style-name="P8">Robustesse de la bibliothèque de base</text:p>
              </text:list-item>
            </text:list>
            <text:list text:style-name="L2">
              <text:list-item>
                <text:p text:style-name="P8">Portable (KiKou, L0l, RTFM, WTF, ...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>
          <draw:text-box>
            <text:p text:style-name="P7">L’architecture logicielle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Quel niveau de flexibilité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>
          <draw:text-box>
            <text:p text:style-name="P7">L’architecture logicielle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Quel niveau de flexibilité</text:p>
              </text:list-item>
            </text:list>
            <text:list text:style-name="L2">
              <text:list-item>
                <text:p text:style-name="P8">KISS (Keep It Simple Stupid!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>
          <draw:text-box>
            <text:p text:style-name="P7">L’architecture logicielle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Quel niveau de flexibilité</text:p>
              </text:list-item>
            </text:list>
            <text:list text:style-name="L2">
              <text:list-item>
                <text:p text:style-name="P8">KISS (Keep It Simple Stupid!)</text:p>
              </text:list-item>
            </text:list>
            <text:list text:style-name="L2">
              <text:list-item>
                <text:p text:style-name="P8">Faire une seule tâche, et bien la fai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>
          <draw:text-box>
            <text:p text:style-name="P7">L'internationalisation 1/2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Dès les premières lignes de votre program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>
          <draw:text-box>
            <text:p text:style-name="P7">L'internationalisation 1/2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Dès les premières lignes de votre programme</text:p>
              </text:list-item>
            </text:list>
            <text:list text:style-name="L2">
              <text:list-item>
                <text:p text:style-name="P8">Plus tard, perte de temps et travail ennuyeux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>
          <draw:text-box>
            <text:p text:style-name="P7">L'internationalisation 1/2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Dès les premières lignes de votre programme</text:p>
              </text:list-item>
            </text:list>
            <text:list text:style-name="L2">
              <text:list-item>
                <text:p text:style-name="P8">Plus tard, perte de temps et travail ennuyeux</text:p>
              </text:list-item>
            </text:list>
            <text:list text:style-name="L2">
              <text:list-item>
                <text:p text:style-name="P8">Facile à mettre en place en Pyth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>
          <draw:text-box>
            <text:p text:style-name="P7">L'internationalisation 2/2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Module gettex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>
          <draw:text-box>
            <text:p text:style-name="P7">L'internationalisation 2/2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Module gettext</text:p>
              </text:list-item>
            </text:list>
            <text:list text:style-name="L2">
              <text:list-item>
                <text:p text:style-name="P8">Entourer vos chaînes avec _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>
          <draw:text-box>
            <text:p text:style-name="P7">L'internationalisation 2/2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Module gettext</text:p>
              </text:list-item>
            </text:list>
            <text:list text:style-name="L2">
              <text:list-item>
                <text:p text:style-name="P8">Entourer vos chaînes avec _()</text:p>
              </text:list-item>
            </text:list>
            <text:list text:style-name="L2">
              <text:list-item>
                <text:p text:style-name="P8">Générer les chaînes à traduire avec xgettex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>
          <draw:text-box>
            <text:p text:style-name="P7">L'internationalisation 2/2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Module gettext</text:p>
              </text:list-item>
            </text:list>
            <text:list text:style-name="L2">
              <text:list-item>
                <text:p text:style-name="P8">Entourer vos chaînes avec _()</text:p>
              </text:list-item>
            </text:list>
            <text:list text:style-name="L2">
              <text:list-item>
                <text:p text:style-name="P8">Générer les chaînes à traduire avec xgettext</text:p>
              </text:list-item>
            </text:list>
            <text:list text:style-name="L2">
              <text:list-item>
                <text:p text:style-name="P8">Générer le fichier .mo avec msgfm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>
          <draw:text-box>
            <text:p text:style-name="P7">L'internationalisation 2/2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Module gettext</text:p>
              </text:list-item>
            </text:list>
            <text:list text:style-name="L2">
              <text:list-item>
                <text:p text:style-name="P8">Entourer vos chaînes avec _()</text:p>
              </text:list-item>
            </text:list>
            <text:list text:style-name="L2">
              <text:list-item>
                <text:p text:style-name="P8">Générer les chaînes à traduire avec xgettext</text:p>
              </text:list-item>
            </text:list>
            <text:list text:style-name="L2">
              <text:list-item>
                <text:p text:style-name="P8">Générer le fichier .mo avec msgfmt</text:p>
              </text:list-item>
            </text:list>
            <text:list text:style-name="L2">
              <text:list-item>
                <text:p text:style-name="P8">Déclarer gettext.install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Glossy" presentation:presentation-page-layout-name="AL1T1">
        <office:forms form:automatic-focus="false" form:apply-design-mode="false"/>
        <draw:frame presentation:style-name="pr1" draw:text-style-name="P2" draw:layer="layout" svg:width="25.199cm" svg:height="3.507cm" svg:x="1.301cm" svg:y="9.244cm" presentation:class="title" presentation:user-transformed="true">
          <draw:text-box>
            <text:p text:style-name="P1"><text:span text:style-name="T1">Le projet prend de l’ampleu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>
          <draw:text-box>
            <text:p text:style-name="P7">Gestionnaire de sources 1/2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Historique des modifica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>
          <draw:text-box>
            <text:p text:style-name="P7">Gestionnaire de sources 1/2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Historique des modifications</text:p>
              </text:list-item>
            </text:list>
            <text:list text:style-name="L2">
              <text:list-item>
                <text:p text:style-name="P8">Commentaires associés aux modifica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>
          <draw:text-box>
            <text:p text:style-name="P7">Gestionnaire de sources 1/2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Historique des modifications</text:p>
              </text:list-item>
            </text:list>
            <text:list text:style-name="L2">
              <text:list-item>
                <text:p text:style-name="P8">Commentaires associés aux modifications</text:p>
              </text:list-item>
            </text:list>
            <text:list text:style-name="L2">
              <text:list-item>
                <text:p text:style-name="P8">On sait qui aller voi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>
          <draw:text-box>
            <text:p text:style-name="P7">Gestionnaire de sources 1/2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Historique des modifications</text:p>
              </text:list-item>
            </text:list>
            <text:list text:style-name="L2">
              <text:list-item>
                <text:p text:style-name="P8">Commentaires associés aux modifications</text:p>
              </text:list-item>
            </text:list>
            <text:list text:style-name="L2">
              <text:list-item>
                <text:p text:style-name="P8">On sait qui aller voir</text:p>
              </text:list-item>
            </text:list>
            <text:list text:style-name="L2">
              <text:list-item>
                <text:p text:style-name="P8">Accès permanent à toutes les vers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>
          <draw:text-box>
            <text:p text:style-name="P7">Gestionnaire de sources 2/2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Décentralisé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>
          <draw:text-box>
            <text:p text:style-name="P7">Gestionnaire de sources 2/2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Décentralisé</text:p>
              </text:list-item>
            </text:list>
            <text:list text:style-name="L2">
              <text:list-item>
                <text:p text:style-name="P8">Performa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>
          <draw:text-box>
            <text:p text:style-name="P7">Gestionnaire de sources 2/2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Décentralisé</text:p>
              </text:list-item>
            </text:list>
            <text:list text:style-name="L2">
              <text:list-item>
                <text:p text:style-name="P8">Performant</text:p>
              </text:list-item>
            </text:list>
            <text:list text:style-name="L2">
              <text:list-item>
                <text:p text:style-name="P8">Modifiable (argument de GvR pour Mercurial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>
          <draw:text-box>
            <text:p text:style-name="P7">Gestionnaire de sources 2/2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Décentralisé</text:p>
              </text:list-item>
            </text:list>
            <text:list text:style-name="L2">
              <text:list-item>
                <text:p text:style-name="P8">Performant</text:p>
              </text:list-item>
            </text:list>
            <text:list text:style-name="L2">
              <text:list-item>
                <text:p text:style-name="P8">Modifiable</text:p>
              </text:list-item>
            </text:list>
            <text:list text:style-name="L2">
              <text:list-item>
                <text:p text:style-name="P8">Git, Mercuri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>
          <draw:text-box>
            <text:p text:style-name="P7">Git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Git, les branches !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>
          <draw:text-box>
            <text:p text:style-name="P7">Git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Git, les branches !</text:p>
              </text:list-item>
            </text:list>
            <text:list text:style-name="L2">
              <text:list-item>
                <text:p text:style-name="P8">Lien entre git et l’empaqueta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>
          <draw:text-box>
            <text:p text:style-name="P7">Évaluer la qualité du code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Détecter les erreurs sans exécuter le co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>
          <draw:text-box>
            <text:p text:style-name="P7">Évaluer la qualité du code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Détecter les erreurs sans exécuter le code</text:p>
              </text:list-item>
            </text:list>
            <text:list text:style-name="L2">
              <text:list-item>
                <text:p text:style-name="P8">Code conforme aux standard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>
          <draw:text-box>
            <text:p text:style-name="P7">Évaluer la qualité du code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Détecter les erreurs sans exécuter le code</text:p>
              </text:list-item>
            </text:list>
            <text:list text:style-name="L2">
              <text:list-item>
                <text:p text:style-name="P8">Code conforme aux standards</text:p>
              </text:list-item>
            </text:list>
            <text:list text:style-name="L2">
              <text:list-item>
                <text:list>
                  <text:list-item>
                    <text:p text:style-name="P9">Code conforme à <text:span text:style-name="T3">vos</text:span> standar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>
          <draw:text-box>
            <text:p text:style-name="P7">Évaluer la qualité du code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Détecter les erreurs sans exécuter le code</text:p>
              </text:list-item>
            </text:list>
            <text:list text:style-name="L2">
              <text:list-item>
                <text:p text:style-name="P8">Code conforme aux standards</text:p>
              </text:list-item>
            </text:list>
            <text:list text:style-name="L2">
              <text:list-item>
                <text:list>
                  <text:list-item>
                    <text:p text:style-name="P9">Code conforme à <text:span text:style-name="T3">vos</text:span> standards</text:p>
                  </text:list-item>
                </text:list>
              </text:list-item>
            </text:list>
            <text:list text:style-name="L2">
              <text:list-item>
                <text:p text:style-name="P8">Détection des doublons dans le co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>
          <draw:text-box>
            <text:p text:style-name="P7">Évaluer la qualité du code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Détecter les erreurs sans exécuter le code</text:p>
              </text:list-item>
            </text:list>
            <text:list text:style-name="L2">
              <text:list-item>
                <text:p text:style-name="P8">Code conforme aux standards</text:p>
              </text:list-item>
            </text:list>
            <text:list text:style-name="L2">
              <text:list-item>
                <text:list>
                  <text:list-item>
                    <text:p text:style-name="P9">Code conforme à <text:span text:style-name="T3">vos</text:span> standards</text:p>
                  </text:list-item>
                </text:list>
              </text:list-item>
            </text:list>
            <text:list text:style-name="L2">
              <text:list-item>
                <text:p text:style-name="P8">Détection des doublons dans le code</text:p>
              </text:list-item>
            </text:list>
            <text:list text:style-name="L2">
              <text:list-item>
                <text:p text:style-name="P8">Détection des potentielles failles de sécurité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>
          <draw:text-box>
            <text:p text:style-name="P7">Style du code et erreurs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Pylint : style et erreu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3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>
          <draw:text-box>
            <text:p text:style-name="P7">Style du code et erreurs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Pylint : style et erreurs</text:p>
              </text:list-item>
            </text:list>
            <text:list text:style-name="L2">
              <text:list-item>
                <text:list>
                  <text:list-item>
                    <text:p text:style-name="P9">Par défault suit les standards de style Pyth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4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>
          <draw:text-box>
            <text:p text:style-name="P7">Style du code et erreurs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Pylint : style et erreurs</text:p>
              </text:list-item>
            </text:list>
            <text:list text:style-name="L2">
              <text:list-item>
                <text:list>
                  <text:list-item>
                    <text:p text:style-name="P9">Par défault suit les standards de style Pyth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Très configur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5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>
          <draw:text-box>
            <text:p text:style-name="P7">Style du code et erreurs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Pylint : style et erreurs</text:p>
              </text:list-item>
            </text:list>
            <text:list text:style-name="L2">
              <text:list-item>
                <text:list>
                  <text:list-item>
                    <text:p text:style-name="P9">Par défault suit les standards de style Pyth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Très configurable</text:p>
                  </text:list-item>
                </text:list>
              </text:list-item>
            </text:list>
            <text:list text:style-name="L2">
              <text:list-item>
                <text:p text:style-name="P8">Pyflakes : erreu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6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>
          <draw:text-box>
            <text:p text:style-name="P7">Style du code et erreurs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Pylint : style et erreurs</text:p>
              </text:list-item>
            </text:list>
            <text:list text:style-name="L2">
              <text:list-item>
                <text:list>
                  <text:list-item>
                    <text:p text:style-name="P9">Par défault suit les standards de style Pyth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Très configurable</text:p>
                  </text:list-item>
                </text:list>
              </text:list-item>
            </text:list>
            <text:list text:style-name="L2">
              <text:list-item>
                <text:p text:style-name="P8">Pyflakes : erreurs</text:p>
              </text:list-item>
            </text:list>
            <text:list text:style-name="L2">
              <text:list-item>
                <text:p text:style-name="P8">Pychecker : erreu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7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>
          <draw:text-box>
            <text:p text:style-name="P7">Doublons dans le code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CloneDigg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8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>
          <draw:text-box>
            <text:p text:style-name="P7">Doublons dans le code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CloneDigger</text:p>
              </text:list-item>
            </text:list>
            <text:list text:style-name="L2">
              <text:list-item>
                <text:p text:style-name="P8">Réduire la maintenan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9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>
          <draw:text-box>
            <text:p text:style-name="P7">Doublons dans le code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CloneDigger</text:p>
              </text:list-item>
            </text:list>
            <text:list text:style-name="L2">
              <text:list-item>
                <text:p text:style-name="P8">Réduire la maintenance</text:p>
              </text:list-item>
            </text:list>
            <text:list text:style-name="L2">
              <text:list-item>
                <text:p text:style-name="P8">Réduire le nombre d’erreurs possibl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0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>
          <draw:text-box>
            <text:p text:style-name="P7">Analyse des risques de sécurité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RATS : Rough Auditing Tool for Secur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1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>
          <draw:text-box>
            <text:p text:style-name="P7">Analyse des risques de sécurité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RATS : Rough Auditing Tool for Security</text:p>
              </text:list-item>
            </text:list>
            <text:list text:style-name="L2">
              <text:list-item>
                <text:p text:style-name="P8">C, C++, Perl, PHP et Pyth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2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3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>
          <draw:text-box>
            <text:p text:style-name="P7">Les tests unitaires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La classe ou la fonction fait-elle son travail ?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3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4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>
          <draw:text-box>
            <text:p text:style-name="P7">Les tests unitaires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La classe ou la fonction fait-elle son travail ?</text:p>
              </text:list-item>
            </text:list>
            <text:list text:style-name="L2">
              <text:list-item>
                <text:p text:style-name="P8">Éviter les régress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4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5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>
          <draw:text-box>
            <text:p text:style-name="P7">Les tests unitaires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La classe ou la fonction fait-elle son travail ?</text:p>
              </text:list-item>
            </text:list>
            <text:list text:style-name="L2">
              <text:list-item>
                <text:p text:style-name="P8">Éviter les régressions</text:p>
              </text:list-item>
            </text:list>
            <text:list text:style-name="L2">
              <text:list-item>
                <text:list>
                  <text:list-item>
                    <text:p text:style-name="P9">Ça marchait avant mais ça ne marche plu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5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6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>
          <draw:text-box>
            <text:p text:style-name="P7">Les tests unitaires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La classe ou la fonction fait-elle son travail ?</text:p>
              </text:list-item>
            </text:list>
            <text:list text:style-name="L2">
              <text:list-item>
                <text:p text:style-name="P8">Éviter les régressions</text:p>
              </text:list-item>
            </text:list>
            <text:list text:style-name="L2">
              <text:list-item>
                <text:list>
                  <text:list-item>
                    <text:p text:style-name="P9">Ça marchait avant mais ça ne marche plu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RÉGRESSION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6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7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>
          <draw:text-box>
            <text:p text:style-name="P7">Le module unittest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Écriture de tests unitair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7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8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>
          <draw:text-box>
            <text:p text:style-name="P7">Le module doctest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Validité des exemples de vos commentair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8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9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>
          <draw:text-box>
            <text:p text:style-name="P7">Le module doctest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Validité des exemples de vos commentaires</text:p>
              </text:list-item>
            </text:list>
            <text:list text:style-name="L2">
              <text:list-item>
                <text:p text:style-name="P8">Très utile pour une API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9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0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>
          <draw:text-box>
            <text:p text:style-name="P7">Le module doctest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Validité des exemples de vos commentaires</text:p>
              </text:list-item>
            </text:list>
            <text:list text:style-name="L2">
              <text:list-item>
                <text:p text:style-name="P8">Très utile pour une API</text:p>
              </text:list-item>
            </text:list>
            <text:list text:style-name="L2">
              <text:list-item>
                <text:p text:style-name="P8">Au sein du module ou dans un fichier exter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0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1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>
          <draw:text-box>
            <text:p text:style-name="P7">Le fuzzing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Test automatisé de l’applic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1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2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>
          <draw:text-box>
            <text:p text:style-name="P7">Le fuzzing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Test automatisé de l’application</text:p>
              </text:list-item>
            </text:list>
            <text:list text:style-name="L2">
              <text:list-item>
                <text:p text:style-name="P8">Du point de vue de l’utilisateu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2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3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>
          <draw:text-box>
            <text:p text:style-name="P7">Le fuzzing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Test automatisé de l’application</text:p>
              </text:list-item>
            </text:list>
            <text:list text:style-name="L2">
              <text:list-item>
                <text:p text:style-name="P8">Du point de vue de l’utilisateur</text:p>
              </text:list-item>
            </text:list>
            <text:list text:style-name="L2">
              <text:list-item>
                <text:p text:style-name="P8">On envoie les données sur les entré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3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4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>
          <draw:text-box>
            <text:p text:style-name="P7">Le fuzzing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Test automatisé de l’application</text:p>
              </text:list-item>
            </text:list>
            <text:list text:style-name="L2">
              <text:list-item>
                <text:p text:style-name="P8">Du point de vue de l’utilisateur</text:p>
              </text:list-item>
            </text:list>
            <text:list text:style-name="L2">
              <text:list-item>
                <text:p text:style-name="P8">On envoie les données sur les entrées</text:p>
              </text:list-item>
            </text:list>
            <text:list text:style-name="L2">
              <text:list-item>
                <text:list>
                  <text:list-item>
                    <text:p text:style-name="P9">Entrée standar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4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5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>
          <draw:text-box>
            <text:p text:style-name="P7">Le fuzzing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Test automatisé de l’application</text:p>
              </text:list-item>
            </text:list>
            <text:list text:style-name="L2">
              <text:list-item>
                <text:p text:style-name="P8">Du point de vue de l’utilisateur</text:p>
              </text:list-item>
            </text:list>
            <text:list text:style-name="L2">
              <text:list-item>
                <text:p text:style-name="P8">On envoie les données sur les entrées</text:p>
              </text:list-item>
            </text:list>
            <text:list text:style-name="L2">
              <text:list-item>
                <text:list>
                  <text:list-item>
                    <text:p text:style-name="P9">Entrée standar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Fichi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5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6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>
          <draw:text-box>
            <text:p text:style-name="P7">Le fuzzing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Test automatisé de l’application</text:p>
              </text:list-item>
            </text:list>
            <text:list text:style-name="L2">
              <text:list-item>
                <text:p text:style-name="P8">Du point de vue de l’utilisateur</text:p>
              </text:list-item>
            </text:list>
            <text:list text:style-name="L2">
              <text:list-item>
                <text:p text:style-name="P8">On envoie les données sur les entrées</text:p>
              </text:list-item>
            </text:list>
            <text:list text:style-name="L2">
              <text:list-item>
                <text:list>
                  <text:list-item>
                    <text:p text:style-name="P9">Entrée standar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Fichi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Port résea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6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7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>
          <draw:text-box>
            <text:p text:style-name="P7">Le fuzzing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Test automatisé de l’application</text:p>
              </text:list-item>
            </text:list>
            <text:list text:style-name="L2">
              <text:list-item>
                <text:p text:style-name="P8">Du point de vue de l’utilisateur</text:p>
              </text:list-item>
            </text:list>
            <text:list text:style-name="L2">
              <text:list-item>
                <text:p text:style-name="P8">On envoie les données sur les entrées</text:p>
              </text:list-item>
            </text:list>
            <text:list text:style-name="L2">
              <text:list-item>
                <text:list>
                  <text:list-item>
                    <text:p text:style-name="P9">Entrée standar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Fichi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Port réseau</text:p>
                  </text:list-item>
                </text:list>
              </text:list-item>
            </text:list>
            <text:list text:style-name="L2">
              <text:list-item>
                <text:p text:style-name="P8">On enregistre le déroulement des sessions qui échou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7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8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>
          <draw:text-box>
            <text:p text:style-name="P7">Fusil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Bibliothèque de fuzz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8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9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>
          <draw:text-box>
            <text:p text:style-name="P7">Fusil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Bibliothèque de fuzzing</text:p>
              </text:list-item>
            </text:list>
            <text:list text:style-name="L2">
              <text:list-item>
                <text:p text:style-name="P8">En Pyth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9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0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>
          <draw:text-box>
            <text:p text:style-name="P7">Fusil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Bibliothèque de fuzzing</text:p>
              </text:list-item>
            </text:list>
            <text:list text:style-name="L2">
              <text:list-item>
                <text:p text:style-name="P8">En Python</text:p>
              </text:list-item>
            </text:list>
            <text:list text:style-name="L2">
              <text:list-item>
                <text:p text:style-name="P8">Upstream très réactiv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0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1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>
          <draw:text-box>
            <text:p text:style-name="P7">Compilation continue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Contrôle régulier du cycle compilation/te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1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2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>
          <draw:text-box>
            <text:p text:style-name="P7">Compilation continue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Contrôle régulier du cycle compilation/test</text:p>
              </text:list-item>
            </text:list>
            <text:list text:style-name="L2">
              <text:list-item>
                <text:p text:style-name="P8">Rapport de tests clai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2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3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>
          <draw:text-box>
            <text:p text:style-name="P7">Compilation continue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Contrôle régulier du cycle compilation/test</text:p>
              </text:list-item>
            </text:list>
            <text:list text:style-name="L2">
              <text:list-item>
                <text:p text:style-name="P8">Rapport de tests clair</text:p>
              </text:list-item>
            </text:list>
            <text:list text:style-name="L2">
              <text:list-item>
                <text:p text:style-name="P8">Buildbo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3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4" draw:style-name="dp1" draw:master-page-name="Glossy" presentation:presentation-page-layout-name="AL1T1">
        <office:forms form:automatic-focus="false" form:apply-design-mode="false"/>
        <draw:frame presentation:style-name="pr1" draw:text-style-name="P2" draw:layer="layout" svg:width="25.199cm" svg:height="3.507cm" svg:x="1.301cm" svg:y="9.244cm" presentation:class="title" presentation:user-transformed="true">
          <draw:text-box>
            <text:p text:style-name="P1"><text:span text:style-name="T1">La version stabl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4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5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>
          <draw:text-box>
            <text:p text:style-name="P7">Un dépôt public pour les sources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Rendre disponible l’applic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5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6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>
          <draw:text-box>
            <text:p text:style-name="P7">Un dépôt public pour les sources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Rendre disponible l’application</text:p>
              </text:list-item>
            </text:list>
            <text:list text:style-name="L2">
              <text:list-item>
                <text:p text:style-name="P8">Avoir des retou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6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7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>
          <draw:text-box>
            <text:p text:style-name="P7">Un dépôt public pour les sources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Rendre disponible l’application</text:p>
              </text:list-item>
            </text:list>
            <text:list text:style-name="L2">
              <text:list-item>
                <text:p text:style-name="P8">Avoir des retours</text:p>
              </text:list-item>
            </text:list>
            <text:list text:style-name="L2">
              <text:list-item>
                <text:list>
                  <text:list-item>
                    <text:p text:style-name="P9">Nécessite une infrastruc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7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8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>
          <draw:text-box>
            <text:p text:style-name="P7">Un dépôt public pour les sources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Rendre disponible l’application</text:p>
              </text:list-item>
            </text:list>
            <text:list text:style-name="L2">
              <text:list-item>
                <text:p text:style-name="P8">Avoir des retours</text:p>
              </text:list-item>
            </text:list>
            <text:list text:style-name="L2">
              <text:list-item>
                <text:list>
                  <text:list-item>
                    <text:p text:style-name="P9">Nécessite une infrastructu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Mailing-lis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8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9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>
          <draw:text-box>
            <text:p text:style-name="P7">Un dépôt public pour les sources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Rendre disponible l’application</text:p>
              </text:list-item>
            </text:list>
            <text:list text:style-name="L2">
              <text:list-item>
                <text:p text:style-name="P8">Avoir des retours</text:p>
              </text:list-item>
            </text:list>
            <text:list text:style-name="L2">
              <text:list-item>
                <text:list>
                  <text:list-item>
                    <text:p text:style-name="P9">Nécessite une infrastructu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Mailing-lis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Forum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9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0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>
          <draw:text-box>
            <text:p text:style-name="P7">Un dépôt public pour les sources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Rendre disponible l’application</text:p>
              </text:list-item>
            </text:list>
            <text:list text:style-name="L2">
              <text:list-item>
                <text:p text:style-name="P8">Avoir des retours</text:p>
              </text:list-item>
            </text:list>
            <text:list text:style-name="L2">
              <text:list-item>
                <text:list>
                  <text:list-item>
                    <text:p text:style-name="P9">Nécessite une infrastructu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Mailing-lis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Forum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8">Commencer à se faire connaît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0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1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>
          <draw:text-box>
            <text:p text:style-name="P7">Automatiser l’installation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Ménager la 1ère impres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1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2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>
          <draw:text-box>
            <text:p text:style-name="P7">Automatiser l’installation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Ménager la 1ère impression</text:p>
              </text:list-item>
            </text:list>
            <text:list text:style-name="L2">
              <text:list-item>
                <text:p text:style-name="P8">Ne pas décourag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2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3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>
          <draw:text-box>
            <text:p text:style-name="P7">Automatiser l’installation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Ménager la 1ère impression</text:p>
              </text:list-item>
            </text:list>
            <text:list text:style-name="L2">
              <text:list-item>
                <text:p text:style-name="P8">Ne pas décourager</text:p>
              </text:list-item>
            </text:list>
            <text:list text:style-name="L2">
              <text:list-item>
                <text:p text:style-name="P8"><text:span text:style-name="T4">Vous</text:span> facilite la vi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3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4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>
          <draw:text-box>
            <text:p text:style-name="P7">Automatiser l’installation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Ménager la 1ère impression</text:p>
              </text:list-item>
            </text:list>
            <text:list text:style-name="L2">
              <text:list-item>
                <text:p text:style-name="P8">Ne pas décourager</text:p>
              </text:list-item>
            </text:list>
            <text:list text:style-name="L2">
              <text:list-item>
                <text:p text:style-name="P8"><text:span text:style-name="T4">Vous</text:span> facilite la vie</text:p>
              </text:list-item>
            </text:list>
            <text:list text:style-name="L2">
              <text:list-item>
                <text:list>
                  <text:list-item>
                    <text:p text:style-name="P9">Documentation moins complex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4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5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>
          <draw:text-box>
            <text:p text:style-name="P7">Automatiser l’installation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Ménager la 1ère impression</text:p>
              </text:list-item>
            </text:list>
            <text:list text:style-name="L2">
              <text:list-item>
                <text:p text:style-name="P8">Ne pas décourager</text:p>
              </text:list-item>
            </text:list>
            <text:list text:style-name="L2">
              <text:list-item>
                <text:p text:style-name="P8"><text:span text:style-name="T4">Vous</text:span> facilite la vie</text:p>
              </text:list-item>
            </text:list>
            <text:list text:style-name="L2">
              <text:list-item>
                <text:list>
                  <text:list-item>
                    <text:p text:style-name="P9">Documentation moins complex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Support utilisateur moins importa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5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6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>
          <draw:text-box>
            <text:p text:style-name="P7">Indépendantes des distributions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Distuti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6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7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>
          <draw:text-box>
            <text:p text:style-name="P7">Indépendantes des distributions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Distutils</text:p>
              </text:list-item>
            </text:list>
            <text:list text:style-name="L2">
              <text:list-item>
                <text:list>
                  <text:list-item>
                    <text:p text:style-name="P9">Python setup.py insta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7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8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>
          <draw:text-box>
            <text:p text:style-name="P7">Indépendantes des distributions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Distutils</text:p>
              </text:list-item>
            </text:list>
            <text:list text:style-name="L2">
              <text:list-item>
                <text:list>
                  <text:list-item>
                    <text:p text:style-name="P9">Python setup.py install</text:p>
                  </text:list-item>
                </text:list>
              </text:list-item>
            </text:list>
            <text:list text:style-name="L2">
              <text:list-item>
                <text:p text:style-name="P8">Setuptools et PyPI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8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9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>
          <draw:text-box>
            <text:p text:style-name="P7">Indépendantes des distributions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Distutils</text:p>
              </text:list-item>
            </text:list>
            <text:list text:style-name="L2">
              <text:list-item>
                <text:list>
                  <text:list-item>
                    <text:p text:style-name="P9">Python setup.py install</text:p>
                  </text:list-item>
                </text:list>
              </text:list-item>
            </text:list>
            <text:list text:style-name="L2">
              <text:list-item>
                <text:p text:style-name="P8">Setuptools et PyPI</text:p>
              </text:list-item>
            </text:list>
            <text:list text:style-name="L2">
              <text:list-item>
                <text:list>
                  <text:list-item>
                    <text:p text:style-name="P9">Python setup.py register sdist uplo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9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0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>
          <draw:text-box>
            <text:p text:style-name="P7">Indépendantes des distributions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Distutils</text:p>
              </text:list-item>
            </text:list>
            <text:list text:style-name="L2">
              <text:list-item>
                <text:list>
                  <text:list-item>
                    <text:p text:style-name="P9">Python setup.py install</text:p>
                  </text:list-item>
                </text:list>
              </text:list-item>
            </text:list>
            <text:list text:style-name="L2">
              <text:list-item>
                <text:p text:style-name="P8">Setuptools et PyPI</text:p>
              </text:list-item>
            </text:list>
            <text:list text:style-name="L2">
              <text:list-item>
                <text:list>
                  <text:list-item>
                    <text:p text:style-name="P9">Python setup.py register sdist uploa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easy_insta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0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1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>
          <draw:text-box>
            <text:p text:style-name="P7">Spécifiques aux distributions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Redhat :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1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2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>
          <draw:text-box>
            <text:p text:style-name="P7">Spécifiques aux distributions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Redhat : </text:p>
              </text:list-item>
            </text:list>
            <text:list text:style-name="L2">
              <text:list-item>
                <text:list>
                  <text:list-item>
                    <text:p text:style-name="P9">Distutils permet de génèrer un .rp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2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3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>
          <draw:text-box>
            <text:p text:style-name="P7">Spécifiques aux distributions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Redhat : </text:p>
              </text:list-item>
            </text:list>
            <text:list text:style-name="L2">
              <text:list-item>
                <text:list>
                  <text:list-item>
                    <text:p text:style-name="P9">Distutils permet de génèrer un .rpm</text:p>
                  </text:list-item>
                </text:list>
              </text:list-item>
            </text:list>
            <text:list text:style-name="L2">
              <text:list-item>
                <text:p text:style-name="P8">Debian :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3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4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>
          <draw:text-box>
            <text:p text:style-name="P7">Spécifiques aux distributions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Redhat : </text:p>
              </text:list-item>
            </text:list>
            <text:list text:style-name="L2">
              <text:list-item>
                <text:list>
                  <text:list-item>
                    <text:p text:style-name="P9">Distutils permet de génèrer un .rpm</text:p>
                  </text:list-item>
                </text:list>
              </text:list-item>
            </text:list>
            <text:list text:style-name="L2">
              <text:list-item>
                <text:p text:style-name="P8">Debian :</text:p>
              </text:list-item>
            </text:list>
            <text:list text:style-name="L2">
              <text:list-item>
                <text:list>
                  <text:list-item>
                    <text:p text:style-name="P9">CDB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4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5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>
          <draw:text-box>
            <text:p text:style-name="P7">Spécifiques aux distributions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Redhat : </text:p>
              </text:list-item>
            </text:list>
            <text:list text:style-name="L2">
              <text:list-item>
                <text:list>
                  <text:list-item>
                    <text:p text:style-name="P9">Distutils permet de génèrer un .rpm</text:p>
                  </text:list-item>
                </text:list>
              </text:list-item>
            </text:list>
            <text:list text:style-name="L2">
              <text:list-item>
                <text:p text:style-name="P8">Debian :</text:p>
              </text:list-item>
            </text:list>
            <text:list text:style-name="L2">
              <text:list-item>
                <text:list>
                  <text:list-item>
                    <text:p text:style-name="P9">CDB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git-buildpack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5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6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>
          <draw:text-box>
            <text:p text:style-name="P7">Faire connaître son projet 1/2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Le local avant l’internation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6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7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>
          <draw:text-box>
            <text:p text:style-name="P7">Faire connaître son projet 1/2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Le local avant l’international</text:p>
              </text:list-item>
            </text:list>
            <text:list text:style-name="L2">
              <text:list-item>
                <text:list>
                  <text:list-item>
                    <text:p text:style-name="P9">Site web communautai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7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8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>
          <draw:text-box>
            <text:p text:style-name="P7">Faire connaître son projet 1/2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Le local avant l’international</text:p>
              </text:list-item>
            </text:list>
            <text:list text:style-name="L2">
              <text:list-item>
                <text:list>
                  <text:list-item>
                    <text:p text:style-name="P9">Site web communautai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Forums logiciels lib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8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9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>
          <draw:text-box>
            <text:p text:style-name="P7">Faire connaître son projet 1/2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Le local avant l’international</text:p>
              </text:list-item>
            </text:list>
            <text:list text:style-name="L2">
              <text:list-item>
                <text:list>
                  <text:list-item>
                    <text:p text:style-name="P9">Site web communautai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Forums logiciels libr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Vos collègu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9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>
          <draw:text-box>
            <text:p text:style-name="P7">Faire connaître son projet 1/2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Le local avant l’international</text:p>
              </text:list-item>
            </text:list>
            <text:list text:style-name="L2">
              <text:list-item>
                <text:list>
                  <text:list-item>
                    <text:p text:style-name="P9">Site web communautai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Forums logiciels libr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Vos collègues</text:p>
                  </text:list-item>
                </text:list>
              </text:list-item>
            </text:list>
            <text:list text:style-name="L2">
              <text:list-item>
                <text:p text:style-name="P8">L’artillerie :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0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>
          <draw:text-box>
            <text:p text:style-name="P7">Faire connaître son projet 1/2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Le local avant l’international</text:p>
              </text:list-item>
            </text:list>
            <text:list text:style-name="L2">
              <text:list-item>
                <text:list>
                  <text:list-item>
                    <text:p text:style-name="P9">Site web communautai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Forums logiciels libr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Vos collègues</text:p>
                  </text:list-item>
                </text:list>
              </text:list-item>
            </text:list>
            <text:list text:style-name="L2">
              <text:list-item>
                <text:p text:style-name="P8">L’artillerie : </text:p>
              </text:list-item>
            </text:list>
            <text:list text:style-name="L2">
              <text:list-item>
                <text:list>
                  <text:list-item>
                    <text:p text:style-name="P9">Freshmea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1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>
          <draw:text-box>
            <text:p text:style-name="P7">Faire connaître son projet 1/2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Le local avant l’international</text:p>
              </text:list-item>
            </text:list>
            <text:list text:style-name="L2">
              <text:list-item>
                <text:list>
                  <text:list-item>
                    <text:p text:style-name="P9">Site web communautai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Forums logiciels libr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Vos collègues</text:p>
                  </text:list-item>
                </text:list>
              </text:list-item>
            </text:list>
            <text:list text:style-name="L2">
              <text:list-item>
                <text:p text:style-name="P8">L’artillerie : </text:p>
              </text:list-item>
            </text:list>
            <text:list text:style-name="L2">
              <text:list-item>
                <text:list>
                  <text:list-item>
                    <text:p text:style-name="P9">Freshmea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Sourcefor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2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>
          <draw:text-box>
            <text:p text:style-name="P7">Faire connaître son projet 2/2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Intégrer le logiciel dans différentes distributions</text:p>
              </text:list-item>
            </text:list>
            <text:list text:style-name="L2">
              <text:list-item>
                <text:list>
                  <text:list-item>
                    <text:p text:style-name="P9">Retour des empaqueteu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Disponibilité de l’appl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3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Glossy" presentation:presentation-page-layout-name="AL1T1">
        <office:forms form:automatic-focus="false" form:apply-design-mode="false"/>
        <draw:frame presentation:style-name="pr1" draw:text-style-name="P2" draw:layer="layout" svg:width="25.199cm" svg:height="3.507cm" svg:x="1.301cm" svg:y="9.244cm" presentation:class="title" presentation:user-transformed="true">
          <draw:text-box>
            <text:p text:style-name="P1"><text:span text:style-name="T1">Merci de votre attention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4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5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>
          <draw:text-box>
            <text:p text:style-name="P7">Livre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Expert Python programming , Tarek Ziadé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5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>
          <draw:text-box>
            <text:p text:style-name="P7">Liens</text:p>
          </draw:text-box>
        </draw:frame>
        <draw:frame presentation:style-name="pr5" draw:text-style-name="P11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8"><text:span text:style-name="T5">Git : </text:span><text:span text:style-name="T5"><text:a xlink:href="http://git-scm.com/">http://git-scm.com/</text:a></text:span></text:p>
              </text:list-item>
            </text:list>
            <text:list text:style-name="L2">
              <text:list-item>
                <text:p text:style-name="P8"><text:span text:style-name="T5">Pylint : </text:span><text:span text:style-name="T5"><text:a xlink:href="http://www.logilab.org/857">http://www.logilab.org/857</text:a></text:span></text:p>
              </text:list-item>
            </text:list>
            <text:list text:style-name="L2">
              <text:list-item>
                <text:p text:style-name="P8"><text:span text:style-name="T5">Pyflakes : </text:span><text:span text:style-name="T5"><text:a xlink:href="http://www.divmod.org/trac/wiki/DivmodPyflakes">http://www.divmod.org/trac/wiki/DivmodPyflakes</text:a></text:span></text:p>
              </text:list-item>
            </text:list>
            <text:list text:style-name="L2">
              <text:list-item>
                <text:p text:style-name="P8"><text:span text:style-name="T5">Pychecker : </text:span><text:span text:style-name="T5"><text:a xlink:href="http://pychecker.sourceforge.net/">http://pychecker.sourceforge.net/</text:a></text:span></text:p>
              </text:list-item>
            </text:list>
            <text:list text:style-name="L2">
              <text:list-item>
                <text:p text:style-name="P8"><text:span text:style-name="T5">CloneDigger : </text:span><text:span text:style-name="T5"><text:a xlink:href="http://clonedigger.sourceforge.net/">http://clonedigger.sourceforge.net/</text:a></text:span></text:p>
              </text:list-item>
            </text:list>
            <text:list text:style-name="L2">
              <text:list-item>
                <text:p text:style-name="P8"><text:span text:style-name="T5">RATS : </text:span><text:span text:style-name="T5"><text:a xlink:href="http://www.fortify.com/security-resources/rats.jsp">http://www.fortify.com/security-resources/rats.jsp</text:a></text:span></text:p>
              </text:list-item>
            </text:list>
            <text:list text:style-name="L2">
              <text:list-item>
                <text:p text:style-name="P8"><text:span text:style-name="T5">Module unittest : </text:span><text:span text:style-name="T5"><text:a xlink:href="http://www.python.org/doc/current/library/unittest.html#module-unittest">http://www.python.org/doc/current/library/unittest.html#module-unittest</text:a></text:span></text:p>
              </text:list-item>
            </text:list>
            <text:list text:style-name="L2">
              <text:list-item>
                <text:p text:style-name="P8"><text:span text:style-name="T5">Module doctest : </text:span><text:span text:style-name="T5"><text:a xlink:href="http://www.python.org/doc/current/library/doctest.html#module-doctest">http://www.python.org/doc/current/library/doctest.html#module-doctest</text:a></text:span></text:p>
              </text:list-item>
            </text:list>
            <text:list text:style-name="L2">
              <text:list-item>
                <text:p text:style-name="P8"><text:span text:style-name="T5">Fusil : </text:span><text:span text:style-name="T5"><text:a xlink:href="http://fusil.hachoir.org/">http://fusil.hachoir.org/</text:a></text:span></text:p>
              </text:list-item>
            </text:list>
            <text:list text:style-name="L2">
              <text:list-item>
                <text:p text:style-name="P8"><text:span text:style-name="T5">Buildbot : </text:span><text:span text:style-name="T5"><text:a xlink:href="http://buildbot.net/trac">http://buildbot.net/trac</text:a></text:span></text:p>
              </text:list-item>
            </text:list>
            <text:list text:style-name="L2">
              <text:list-item>
                <text:p text:style-name="P8"><text:span text:style-name="T5">Distutils : </text:span><text:span text:style-name="T5"><text:a xlink:href="http://docs.python.org/library/distutils.html">http://docs.python.org/library/distutils.html</text:a></text:span></text:p>
              </text:list-item>
            </text:list>
            <text:list text:style-name="L2">
              <text:list-item>
                <text:p text:style-name="P8"><text:span text:style-name="T5">Setuptools : </text:span><text:span text:style-name="T5"><text:a xlink:href="http://peak.telecommunity.com/DevCenter/setuptools">http://peak.telecommunity.com/DevCenter/setuptools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6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Glossy2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Glossy-title">
      <style:graphic-properties draw:fill-color="#ffffff" draw:auto-grow-height="false" fo:min-height="3.507cm"/>
    </style:style>
    <style:style style:name="pr2" style:family="presentation" style:parent-style-name="Glossy-outline1">
      <style:graphic-properties draw:fill-color="#ffffff" draw:auto-grow-height="false" fo:min-height="13.86cm"/>
    </style:style>
    <style:style style:name="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90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Glossy" style:page-layout-name="PM1" draw:style-name="dp1">
      <office:forms form:automatic-focus="false" form:apply-design-mode="false"/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90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9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creation-date>2009-05-23T14:10:10</meta:creation-date>
    <dc:date>2009-05-29T00:46:41</dc:date>
    <dc:language>fi-FI</dc:language>
    <meta:editing-cycles>22</meta:editing-cycles>
    <meta:editing-duration>PT6H34M19S</meta:editing-duration>
    <meta:template xlink:type="simple" xlink:actuate="onRequest" xlink:href="/usr/lib/openoffice/share/template/fr/presnt/Glossy.otp" meta:date="2009-05-23T14:10:03"/>
    <meta:user-defined meta:name="Info 1"/>
    <meta:user-defined meta:name="Info 2"/>
    <meta:user-defined meta:name="Info 3"/>
    <meta:user-defined meta:name="Info 4"/>
    <meta:document-statistic meta:object-count="441"/>
  </office:meta>
</office:document-meta>
</file>